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d73" officeooo:paragraph-rsid="0004ed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medium.freecodecamp.org/a-quick-introduction-to-vue-js-72937ee8880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44:22.111317862</meta:creation-date>
    <dc:date>2019-03-27T21:57:01.766518006</dc:date>
    <meta:editing-duration>PT1H2M29S</meta:editing-duration>
    <meta:editing-cycles>1</meta:editing-cycles>
    <meta:document-statistic meta:table-count="0" meta:image-count="0" meta:object-count="0" meta:page-count="1" meta:paragraph-count="1" meta:word-count="1" meta:character-count="75" meta:non-whitespace-character-count="75"/>
    <meta:generator>LibreOffice/5.1.6.2$Linux_x86 LibreOffice_project/10m0$Build-2</meta:generator>
  </office:meta>
</office:document-meta>
</file>